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ef3e" officeooo:paragraph-rsid="0017ef3e" style:font-weight-asian="bold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officeooo:paragraph-rsid="001831ff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9cf34" officeooo:paragraph-rsid="0019cf34"/>
    </style:style>
    <style:style style:name="P4" style:family="paragraph" style:parent-style-name="Text_20_body">
      <style:paragraph-properties fo:text-align="justify" style:justify-single-word="false"/>
      <style:text-properties officeooo:rsid="0017ef3e" officeooo:paragraph-rsid="0017ef3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831ff" officeooo:paragraph-rsid="001831ff"/>
    </style:style>
    <style:style style:name="T1" style:family="text">
      <style:text-properties officeooo:rsid="001831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31f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FÉRENCEMENT D’UN SITE</text:p>
      <text:p text:style-name="P1"/>
      <text:p text:style-name="P4">Le référencement est l'action de référencer, c'est-à-dire mentionner quelque chose ou y faire référence. Sur Internet, le travail de référencement consiste à améliorer le positionnement et la visibilité de sites dans des pages de résultats de moteurs de recherche ou d'annuaires.</text:p>
      <text:p text:style-name="P5">Le référencement est le fait d'inscrire un site sur un moteur de recherche (tel que Google) ou un annuaire. </text:p>
      <text:p text:style-name="P5">Le référencement internet ne se limite pas aux pages web : tous les contenus peuvent être référencés : </text:p>
      <text:list text:style-name="L1">
        <text:list-item>
          <text:p text:style-name="P6">les images (sur Google Images) </text:p>
        </text:list-item>
        <text:list-item>
          <text:p text:style-name="P6">les fichiers audio ou vidéo (Youtube) </text:p>
        </text:list-item>
        <text:list-item>
          <text:p text:style-name="P7">les documents (Word, PDF, Excel, archives zip/rar...) </text:p>
        </text:list-item>
      </text:list>
      <text:p text:style-name="P5">Le référencement naturel consiste à travailler les éléments internes (appelés <text:span text:style-name="Emphasis">on page</text:span>) et externes des sites (appelés <text:span text:style-name="Emphasis">off page</text:span>) pour permettre de donner plus facilement les informations à la fois aux internautes mais également aux moteurs de recherche.</text:p>
      <text:p text:style-name="P8"><text:span text:style-name="T2">Concrètement, pour augmenter le référencement </text:span>:</text:p>
      <text:list text:style-name="L2">
        <text:list-item>
          <text:p text:style-name="P2"><text:s text:c="199"/></text:p>
        </text:list-item>
        <text:list-item>
          <text:p text:style-name="P3">on peut payer google <text:s text:c="1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09:56:55.321575298</meta:creation-date>
    <meta:generator>LibreOffice/7.6.7.2$Linux_X86_64 LibreOffice_project/60$Build-2</meta:generator>
    <dc:date>2024-07-31T10:04:17.973528985</dc:date>
    <meta:editing-duration>PT7M23S</meta:editing-duration>
    <meta:editing-cycles>4</meta:editing-cycles>
    <meta:document-statistic meta:table-count="0" meta:image-count="0" meta:object-count="0" meta:page-count="1" meta:paragraph-count="11" meta:word-count="152" meta:character-count="1171" meta:non-whitespace-character-count="818"/>
  </office:meta>
</office:document-meta>
</file>